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1.1. Denominación de la acción Específica</text:p>
      <text:p text:style-name="Preformatted_20_Text"/>
      <text:p text:style-name="Preformatted_20_Text">Desarrollo de software para la mejora de los procesos de <text:s/>autenticación y autorización de usuarios y servicios web </text:p>
      <text:p text:style-name="Preformatted_20_Text"/>
      <text:p text:style-name="Preformatted_20_Text">1.2. Descripción</text:p>
      <text:p text:style-name="Preformatted_20_Text"/>
      <text:p text:style-name="Preformatted_20_Text"><text:s text:c="2"/>En la actualidad para ingresar a un sistema informático generalmente se hace mediante el uso de un nombre de cuenta (usuario) y una palabra clave (contraseña). Esto es llamado autenticación en Nivel 1, y provee un nivel de seguridad de bajo a moderado según la administración que lleve el usuario de la cuenta. Existen dos niveles más para la autenticación: Nivel 2, basados en hardware criptográfico, y Nivel 3 basado en lectura de elementos biométricos. El proyecto tiene como objetivo la implementación en software de métodos e interfaces gráficas que brinden una mejor experiencia al usuario (UX) para esta</text:p>
      <text:p text:style-name="Preformatted_20_Text">tipo de acción, y que al mismo tiempo, aumente los niveles de seguridad de forma significativa, evitando el robo de cuentas y la aparición de falsos positivos. Por otra parte, enmarcado en los procesos de interoperabilidad, el uso de servicios Web es imperante, por lo tanto se debe contar con un canal seguro para el acceso a la información. En este sentido, se deben implementar modelos de autenticación y autorización para este tipo de tecnología. </text:p>
      <text:p text:style-name="Preformatted_20_Text"/>
      <text:p text:style-name="Preformatted_20_Text"/>
      <text:p text:style-name="Preformatted_20_Text"/>
      <text:p text:style-name="Preformatted_20_Text">1.3. Productos</text:p>
      <text:p text:style-name="Preformatted_20_Text"/>
      <text:p text:style-name="Preformatted_20_Text">- Publicación de artículo corto sobre el estado del arte de los sistemas de autenticación y autorización </text:p>
      <text:p text:style-name="Preformatted_20_Text"/>
      <text:p text:style-name="Preformatted_20_Text">- Software (servidor y cliente) de autenticación para servicios REST (Web)</text:p>
      <text:p text:style-name="Preformatted_20_Text"/>
      <text:p text:style-name="Preformatted_20_Text">- Software para prueba de fortaleza y uso contraseñas y control de acceso de Nivel 2.</text:p>
      <text:p text:style-name="Preformatted_20_Text"/>
      <text:p text:style-name="Preformatted_20_Text"/>
      <text:p text:style-name="Preformatted_20_Text">1.4. Unidad de Medida</text:p>
      <text:p text:style-name="Preformatted_20_Text"/>
      <text:p text:style-name="Preformatted_20_Text">Software</text:p>
      <text:p text:style-name="Preformatted_20_Text"/>
      <text:p text:style-name="Preformatted_20_Text"/>
      <text:p text:style-name="Preformatted_20_Text"/>
      <text:p text:style-name="Preformatted_20_Text"/>
      <text:p text:style-name="Preformatted_20_Text">- </text:p>
      <text:p text:style-name="Preformatted_20_Tex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6T14:32:45</meta:creation-date>
    <dc:date>2013-05-16T15:30:11</dc:date>
    <meta:editing-duration>PT57M</meta:editing-duration>
    <meta:editing-cycles>3</meta:editing-cycles>
    <meta:generator>LibreOffice/3.5$Linux_X86_64 LibreOffice_project/350m1$Build-2</meta:generator>
    <meta:document-statistic meta:table-count="0" meta:image-count="0" meta:object-count="0" meta:page-count="1" meta:paragraph-count="12" meta:word-count="252" meta:character-count="1544" meta:non-whitespace-character-count="1297"/>
  </office:meta>
</office:document-meta>
</file>